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P1" style:family="paragraph" style:parent-style-name="Normal">
      <style:paragraph-properties fo:text-align="center"/>
    </style:style>
  </office:automatic-styles>
  <office:body>
    <office:text>
      <text:p text:style-name="P1">•••</text:p>
      <text:p text:style-name="Normal">“*RIIIIING RIIIIING RIIIIING*” went the alarm clock, but to her this argument was unconvincing.</text:p>
      <text:p text:style-name="Normal">“*RIIIIING RIIIIING RIIIIING*” it repeated, and she wondered whether repeating an argument twice made it stronger. <text:span text:style-name="T1">Maybe the argument gets a morale boost, I know I would feel stronger if I got one, </text:span>she thought.</text:p>
      <text:p text:style-name="Normal">“*RIIIIING RIIIIING RIIIIING*” it continued. Instead of giving more arguments, the clock seemed dead set on boosting the morale of this one. <text:span text:style-name="T1">Oh, so this is what they call quality over quantity.</text:span></text:p>
      <text:p text:style-name="Normal">“*RIIIIING RIIIIING RIIIIING*” still, she was unconvinced. She didn’t really mind the noise, so she just looked at the clock as it kept on ringing. Maybe it was just her impression, but it sounded louder with every beat.</text:p>
      <text:p text:style-name="Normal">Even so, despite her own wishes, it didn’t really bother her.</text:p>
      <text:p text:style-name="Normal">“...”, she replied to every ring. And on went this exchange, for a while, with neither side budging. After a few minutes though, she started worrying about the clock’s batteries. Chiming for so long day after day would take the wind out of anyone’s sails, so she decided to tap it silent.</text:p>
      <text:p text:style-name="Normal">And lo, her room was quiet again.</text:p>
      <text:p text:style-name="Normal"><text:span text:style-name="T1">You did your best today too, Mr. Clock, </text:span>unfortunately it was unable to get her out of bed. If this was any consolation, seeing it so energetic, so full of life did make her a tiny bit jealous.</text:p>
      <text:p text:style-name="Normal">The hour hands told her that it was a little past seven, while her heart suddenly tightening reminded her that today was Monday. She would have to go to school again.</text:p>
      <text:p text:style-name="Normal">“... Sigh.”</text:p>
      <text:p text:style-name="Normal">Not that that was a pressing matter yet. For now, she was content just staring at the ceiling.</text:p>
      <text:p text:style-name="Normal">“...” said she, letting the flow of time carry her from one moment to the next, not really caring where it would end up taking her. And as her eyes relaxed, she couldn’t help but wonder <text:span text:style-name="T1">what if the ceiling were a mirror? </text:span>A mirror to another world, to a different reality. She would fall towards it, and she would land back on her bed, in her room, in her world.</text:p>
      <text:p text:style-name="Normal">In her world, her clock and her bed would work together to make her get up in the morning. The clock would understand that just shrieking won’t do, and would instead gently remind her that she should get up soon, while her bed would first become softer to assure her that everything was okay, and together they would encourage her to face the day to come.</text:p>
      <text:p text:style-name="Normal">From downstairs, a delicious smell of freshly-baked croissant would waft into her room and carry her all the way to the kitchen table, like in those old cartoons. There, a cup of hot chocolate would be waiting for her, alongside a breakfast worthy of a king. Then, time itself would slow down to allow her to enjoy it at her leisure, and likewise she would get ready to go to school. And when she would start on her way there, when she would reach the bus stop, she would meet up with <text:span text:style-name="T1">you</text:span>. Together, you two would commute to school, having fun talking about anything and everything, and this would go on even in the classroom, much to the teachers’ dismay. This was the kind of universe that she wanted to be in.</text:p>
      <text:p text:style-name="Normal">“...”</text:p>
      <text:p text:style-name="Normal">In the morning, when she opened her eyes, this was the kind of reality she wished to wake up to. But, because reality wasn’t kind enough to change no matter how politely she asked it, she often chose to close her eyes again and go back to her imagination instead. Today too, seeing that no one had answered her prayers, she closed her eyes and imagined what it would be like to go on a date with <text:span text:style-name="T1">you</text:span>. However, before she could decide where the two of you would go, the rays of the sun pierced through the shutters of her window. Spot by spot, they climbed her blanket, until they touched her face. They were cold, and they were bright. Bright enough for her to perceive their light through her eyelids, through those thin veils that should have closed out the rest of the world. This was perhaps a signal from the sun that it was time to get up.</text:p>
      <text:p text:style-name="Normal">*Whoosh!*</text:p>
      <text:p text:style-name="Normal">She pulled the blanket over herself. It was rude of the sun to interrupt people’s dreams like that, and she was upset at it.</text:p>
      <text:p text:style-name="Normal"><text:span text:style-name="T2">approximately this upset -&gt; </text:span>( ˶ •̀ ⤙ •́ <text:s text:c="1"/>˶ )</text:p>
      <text:p text:style-name="Normal">She didn’t want to get up. Not to this reality. There weren’t good reasons to get up in it.</text:p>
      <text:p text:style-name="Normal"><text:span text:style-name="T1">... Right, I have to go to school.</text:span></text:p>
      <text:p text:style-name="Normal">Not that that counted as a good reason. She didn’t like going to school. She’d been taught that it was a privilege, so she felt she owed it to her parents, to her future self and to society itself to attend it properly; and this pressure made her dislike going even more.</text:p>
      <text:p text:style-name="Normal">However, it was also the only place where she could meet <text:span text:style-name="T1">you. Sigh, what a dilemma. </text:span>It wasn’t much of a dilemma as she didn’t have much of a choice, but she liked pretending that she did.</text:p>
      <text:p text:style-name="Normal">“If only...”</text:p>
      <text:p text:style-name="Normal">If only the two of you could live together unburdened by social expectations (not that either of you was old enough to live alone yet), then perhaps <text:span text:style-name="T1">you</text:span> would gently knock at her door in the morning, and then enter with a warm breakfast ready on a plate, and perhaps even kiss her good morn-</text:p>
      <text:p text:style-name="Normal">*FWOOSH!!!*</text:p>
      <text:p text:style-name="Normal">She burst out of her blanket. It was getting hot in there, what with her being angry at the sun and getting embarrassed at her own fantasies. Perhaps it was time to think about something else. *Nods*<text:span text:style-name="T1">, yes, let’s do that</text:span>. Her room had become dimly lit courtesy of the sun (whom she'd decided to forgive around about right now) and, with nothing better to do, her eyes started exploring it, in search of some food for thought.</text:p>
      <text:p text:style-name="Normal">They stumbled upon her wardrobe, which looked bigger and sterner than usual in the relative darkness. It didn’t seem like the type to share interesting stories, so her eyes moved on. They fell on her desk next, and for a brief moment they contemplated the homework assignment she’d left unfinished there. Maybe, after sitting in front of it all night long, her backpack had figured it all out and done it for her. Probably not though. Still, she decided to leave her backpack be, on the off-chance it was in the middle of solving that complex equation. And so it was that her eyes wandered back to her nightstand. More precisely, on what was on top of it. Her clock stood silently, almost gravely, but she didn’t pay attention to it nor its hands. Instead, she was staring at its neighbour the pink flowerpot:</text:p>
      <text:p text:style-name="Normal">“...”</text:p>
      <text:p text:style-name="Normal">Perhaps as a token of appreciation for her attention, a plant sprouted in it and bloomed into a flower. And seeing that made her smile, and her smile betrayed a tiny bit of sadness.</text:p>
      <text:p text:style-name="Normal">“...”</text:p>
      <text:p text:style-name="Normal">Of course, plants don’t just sprout in the blink of an eye. In reality, the flowerpot was empty, and it had been so for a while now. <text:span text:style-name="T1">Because I couldn’t take care of a single plant... </text:span>Thankfully, that was only in reality. If plants took root in her imagination, then they could sprout as quickly or as slowly as they wanted. And there was a particular one that kept on appearing in this flowerpot. One that was in a hurry to grow, one that had something to show her: it would develop a single big bud, and that bud would blossom into a heart.</text:p>
      <text:p text:style-name="Normal">This heart was never all that strong, but she did do her best to take care of it whenever it revealed itself to her. However, it was becoming apparent that her best wasn’t good enough. Lately, the heart had stopped taking in water properly, and as a result it became bloated, almost soggy. To make matters worse, a few months back, some sort of invasive vine had found its way inside the pot. The intruder had buds of its own that had sprouted, entangling themselves with the heart in the process, almost strangling it. <text:span text:style-name="T1">The poor thing, it looks so foolish now,</text:span> she thought. The buds sought a particularly bright light, but the heart was scared of getting close to that light, scared that it might get burnt, and so they were deadlocked in an awkward position. <text:span text:style-name="T1">Really, so foolish, </text:span>she smiled.</text:p>
      <text:p text:style-name="Normal">The sunlight was becoming stronger, and with her room now a little brighter, she found the courage to look into the mirror standing next to her wardrobe. The girl she saw in it wore her usual bored expression. She looked devoid of emotions, but that was okay, because that was who she really was. Still, she couldn’t help but notice that the hands of the clock in the reflection were pointing rather more upwards than she felt they should.</text:p>
      <text:p text:style-name="Normal">“...”</text:p>
      <text:p text:style-name="Normal">A familiar smell wafted into her room. It was the smell of freshly toasted bread. It should have been a pleasant, appetizing aroma, and yet, for some reason, it evoked some vaguely negative emotions in her. Why was that?</text:p>
      <text:p text:style-name="Normal">“...”</text:p>
      <text:p text:style-name="Normal">What time was it anyway? One quick glance at the clock gave her the answer.</text:p>
      <text:p text:style-name="Normal"><text:span text:style-name="T1">... Oh. That’s why. It’s the smell of past eight... Classes will start soon...</text:span></text:p>
      <text:p text:style-name="Normal">The realization was kind enough to wait a few moments before hitting her.</text:p>
      <text:p text:style-name="Normal">“Ah! I’m late again!”</text:p>
      <text:p text:style-name="Normal">Her first instinct was to rush out of bed, but one foot got caught in the sheets and</text:p>
      <text:p text:style-name="Normal">*Thud*</text:p>
      <text:p text:style-name="Normal">She fell to the floor. And yet, without a word, she got up and ran to her wardrobe. There was no time. Literally. She got changed as fast as she could. That done, she dashed to the bathroom, washed her face, and spent a moment to fix her bed hair in the mirror, all the while avoiding the guilty eyes reflected in it. Then, in one breath, she exited the bathroom, kidnapped the backpack from its chair and flung open the door to her room. The next moment, she was flying down the stairs, straight into the kitchen. She let out a</text:p>
      <text:p text:style-name="Normal">“Hi Mom!”, stole a slice of bread from the table, followed with a</text:p>
      <text:p text:style-name="Normal">“Bye Mom!”, and was out of the front door.</text:p>
      <text:p text:style-name="Normal">She started down the street at a jog. There was a bus that stopped by the school that had one of its stops nearby. Since it passed by every fifteen minutes, with some luck she might catch it and make it in time for classes.</text:p>
      <text:p text:style-name="Normal">She put the bread in her mouth and held her backpack’s handles tight to run better. Thankfully, by now, the streets were nearly devoid of commuters, and only latecomers like her were still about.</text:p>
      <text:p text:style-name="Normal">*Tap-tap-tap-tap*</text:p>
      <text:p text:style-name="Normal">As she ran, she started wondering if it was her talent to be late; she had yet to meet anyone as good at it as she was.</text:p>
      <text:p text:style-name="Normal">*Tap-tap-tap-tap*</text:p>
      <text:p text:style-name="Normal"><text:span text:style-name="T1">... Do you rush like this too when you’re late? </text:span>Her thoughts went back to <text:span text:style-name="T1">you</text:span> again. She’d never heard of you being late before, but there was a first time for everything. What were the chances that you were in the same situation as her, right now? Realistically, <text:span text:style-name="T1">next to none.</text:span> Realistically. Then, as she rounded the corner,</text:p>
      <text:p text:style-name="Normal">*Tap-tap-tap-Bam!*</text:p>
      <text:p text:style-name="Normal">She crashed into someone, and as he was running too, both of you fell down pretty hard.</text:p>
      <text:p text:style-name="Normal">“O-ouch... <text:span text:style-name="T1">What kind of idiot dashes into a crossroad?</text:span>” she thought. So, she looked up to find out who the (other) idiot was, and of course,</text:p>
      <text:p text:style-name="Normal">“Ah...”</text:p>
      <text:p text:style-name="Normal">It wasn’t <text:span text:style-name="T1">you</text:span>. It was a middle-aged salary man in pain, in a suit, and in a hurry to pick both himself and his documents up. He also wore a visibly irritated expression and mumbled something under his breath.</text:p>
      <text:p text:style-name="Normal">“I-I’m really sorry sir,” she started, “I didn’t think-”</text:p>
      <text:p text:style-name="Normal">He gave her a nasty glare, stopping her mid-sentence. Then, in an almost threatening tone,</text:p>
      <text:p text:style-name="Normal">“Watch your damn step next time.”</text:p>
      <text:p text:style-name="Normal">And he left.</text:p>
      <text:p text:style-name="Normal">“...”</text:p>
      <text:p text:style-name="Normal">She had yet to get back on her feet, but she stood still for a few seconds. Upon seeing this, both guilt and remorse seized this opportunity to invade her heart.</text:p>
      <text:p text:style-name="Normal">“Sorry...” she repeated, to... more than just the salary man.</text:p>
      <text:p text:style-name="Normal">In the end, she wound up late to classes again. A bus had departed just as she arrived at the stop, and it was all she could do to wave at it in a desperate attempt to call it back. The next bus didn’t come until some twenty five minutes later, likely due to traffic, and she felt a little hungry during the wait, as her slice of bread had fallen to the ground with her and she had to throw it away.</text:p>
      <text:p text:style-name="Normal"/>
      <text:p text:style-name="Normal">The truth was that the world simply didn’t care, and it would keep on turning with or without her. She knew that, deep down.</text:p>
      <text:p text:style-name="Normal"/>
      <text:p text:style-name="P1">•••</text:p>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